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CA4F32E3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2300dc" draw:textarea-horizontal-align="center" draw:textarea-vertical-align="middle"/>
    </style:style>
    <style:style style:name="gr2" style:family="graphic" style:parent-style-name="standard">
      <style:graphic-properties draw:fill="solid" draw:fill-color="#d50505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ffffff" fo:font-family="'Bitstream Vera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fo:font-family="'Bitstream Vera Sans'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113cm" svg:height="2.5cm" svg:x="9.387cm" svg:y="10cm">
          <text:p text:style-name="P2"/>
        </draw:rect>
        <draw:rect draw:style-name="gr2" draw:text-style-name="P1" draw:layer="layout" svg:width="5cm" svg:height="2.5cm" svg:x="4.135cm" svg:y="10cm">
          <text:p text:style-name="P2"/>
        </draw:rect>
        <draw:frame draw:style-name="gr3" draw:text-style-name="P1" draw:layer="layout" svg:width="2cm" svg:height="2cm" svg:x="7cm" svg:y="10.5cm">
          <draw:image xlink:href="Pictures/100000000000012C0000012CA4F32E36.png" xlink:type="simple" xlink:show="embed" xlink:actuate="onLoad">
            <text:p text:style-name="P2"/>
          </draw:image>
        </draw:frame>
        <draw:frame draw:style-name="gr4" draw:text-style-name="P3" draw:layer="layout" svg:width="14.667cm" svg:height="1.729cm" svg:x="9.505cm" svg:y="10.64cm">
          <draw:text-box>
            <text:p text:style-name="P2"><text:span text:style-name="T1">Studium Ends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Marcel Suter</meta:initial-creator>
    <meta:creation-date>2008-09-14T20:27:09</meta:creation-date>
    <dc:creator>Marcel Suter</dc:creator>
    <dc:date>2008-09-14T20:37:30</dc:date>
    <meta:editing-cycles>3</meta:editing-cycles>
    <meta:editing-duration>PT10M0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